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/>
    </style:style>
    <style:style style:name="表112.A" style:family="table-column">
      <style:table-column-properties style:column-width="1.125cm" style:rel-column-width="4338*"/>
    </style:style>
    <style:style style:name="表112.B" style:family="table-column">
      <style:table-column-properties style:column-width="15.875cm" style:rel-column-width="61197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/>
    </style:style>
    <style:style style:name="表113.A" style:family="table-column">
      <style:table-column-properties style:column-width="1.124cm" style:rel-column-width="4331*"/>
    </style:style>
    <style:style style:name="表113.B" style:family="table-column">
      <style:table-column-properties style:column-width="15.877cm" style:rel-column-width="61204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/>
    </style:style>
    <style:style style:name="表114.A" style:family="table-column">
      <style:table-column-properties style:column-width="1.124cm" style:rel-column-width="4331*"/>
    </style:style>
    <style:style style:name="表114.B" style:family="table-column">
      <style:table-column-properties style:column-width="15.877cm" style:rel-column-width="61204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/>
    </style:style>
    <style:style style:name="表115.A" style:family="table-column">
      <style:table-column-properties style:column-width="1.124cm" style:rel-column-width="4331*"/>
    </style:style>
    <style:style style:name="表115.B" style:family="table-column">
      <style:table-column-properties style:column-width="15.877cm" style:rel-column-width="61204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none" fo:border-top="none" fo:border-bottom="0.002cm solid #000000"/>
    </style:style>
    <style:style style:name="表1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/>
    </style:style>
    <style:style style:name="表116.A" style:family="table-column">
      <style:table-column-properties style:column-width="1.124cm" style:rel-column-width="4331*"/>
    </style:style>
    <style:style style:name="表116.B" style:family="table-column">
      <style:table-column-properties style:column-width="15.877cm" style:rel-column-width="61204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none" fo:border-top="none" fo:border-bottom="0.002cm solid #000000"/>
    </style:style>
    <style:style style:name="表1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/>
    </style:style>
    <style:style style:name="表117.A" style:family="table-column">
      <style:table-column-properties style:column-width="1.124cm" style:rel-column-width="4331*"/>
    </style:style>
    <style:style style:name="表117.B" style:family="table-column">
      <style:table-column-properties style:column-width="15.877cm" style:rel-column-width="61204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none" fo:border-top="none" fo:border-bottom="0.002cm solid #000000"/>
    </style:style>
    <style:style style:name="表1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Table_20_Contents">
      <style:text-properties fo:font-size="24pt" style:font-size-asian="24pt" style:font-size-complex="24pt"/>
    </style:style>
    <style:style style:name="P20" style:family="paragraph" style:parent-style-name="Table_20_Contents">
      <style:text-properties fo:font-size="20pt" style:font-size-asian="20pt" style:font-size-complex="20pt"/>
    </style:style>
    <style:style style:name="P21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2" style:family="paragraph" style:parent-style-name="Table_20_Contents">
      <style:text-properties fo:color="#801900" fo:font-size="24pt" style:font-size-asian="24pt" style:font-size-complex="2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1" style:family="paragraph" style:parent-style-name="Standard">
      <style:text-properties fo:font-size="20pt" style:font-size-asian="20pt" style:font-size-complex="20pt"/>
    </style:style>
    <style:style style:name="P32" style:family="paragraph" style:parent-style-name="Standard" style:list-style-name="L2">
      <style:text-properties fo:font-size="20pt" style:font-size-asian="20pt" style:font-size-complex="20pt"/>
    </style:style>
    <style:style style:name="P33" style:family="paragraph" style:parent-style-name="Standard" style:list-style-name="L3">
      <style:text-properties fo:font-size="20pt" style:font-size-asian="20pt" style:font-size-complex="20pt"/>
    </style:style>
    <style:style style:name="P34" style:family="paragraph" style:parent-style-name="Standard" style:list-style-name="L5">
      <style:text-properties fo:font-size="20pt" style:font-size-asian="20pt" style:font-size-complex="20pt"/>
    </style:style>
    <style:style style:name="P35" style:family="paragraph" style:parent-style-name="Standard" style:list-style-name="L6">
      <style:text-properties fo:font-size="20pt" style:font-size-asian="20pt" style:font-size-complex="20pt"/>
    </style:style>
    <style:style style:name="P36" style:family="paragraph" style:parent-style-name="Standard" style:list-style-name="L8">
      <style:text-properties fo:font-size="20pt" style:font-size-asian="20pt" style:font-size-complex="20pt"/>
    </style:style>
    <style:style style:name="P37" style:family="paragraph" style:parent-style-name="Standard" style:list-style-name="L9">
      <style:text-properties fo:font-size="20pt" style:font-size-asian="20pt" style:font-size-complex="20pt"/>
    </style:style>
    <style:style style:name="P38" style:family="paragraph" style:parent-style-name="Standard" style:list-style-name="L10">
      <style:text-properties fo:font-size="20pt" style:font-size-asian="20pt" style:font-size-complex="20pt"/>
    </style:style>
    <style:style style:name="P39" style:family="paragraph" style:parent-style-name="Standard" style:list-style-name="L12">
      <style:text-properties fo:font-size="20pt" style:font-size-asian="20pt" style:font-size-complex="20pt"/>
    </style:style>
    <style:style style:name="P40" style:family="paragraph" style:parent-style-name="Standard" style:list-style-name="L15">
      <style:text-properties fo:font-size="20pt" style:font-size-asian="20pt" style:font-size-complex="20pt"/>
    </style:style>
    <style:style style:name="P41" style:family="paragraph" style:parent-style-name="Standard" style:list-style-name="L16">
      <style:text-properties fo:font-size="20pt" style:font-size-asian="20pt" style:font-size-complex="20pt"/>
    </style:style>
    <style:style style:name="P42" style:family="paragraph" style:parent-style-name="Standard" style:list-style-name="L17">
      <style:text-properties fo:font-size="20pt" style:font-size-asian="20pt" style:font-size-complex="20pt"/>
    </style:style>
    <style:style style:name="P43" style:family="paragraph" style:parent-style-name="Standard" style:list-style-name="L18">
      <style:text-properties fo:font-size="20pt" style:font-size-asian="20pt" style:font-size-complex="20pt"/>
    </style:style>
    <style:style style:name="P44" style:family="paragraph" style:parent-style-name="Standard" style:list-style-name="L19">
      <style:text-properties fo:font-size="20pt" style:font-size-asian="20pt" style:font-size-complex="20pt"/>
    </style:style>
    <style:style style:name="P45" style:family="paragraph" style:parent-style-name="Standard" style:list-style-name="L20">
      <style:text-properties fo:font-size="20pt" style:font-size-asian="20pt" style:font-size-complex="20pt"/>
    </style:style>
    <style:style style:name="P46" style:family="paragraph" style:parent-style-name="Standard" style:list-style-name="L21">
      <style:text-properties fo:font-size="20pt" style:font-size-asian="20pt" style:font-size-complex="20pt"/>
    </style:style>
    <style:style style:name="P47" style:family="paragraph" style:parent-style-name="Standard" style:list-style-name="L22">
      <style:text-properties fo:font-size="20pt" style:font-size-asian="20pt" style:font-size-complex="20pt"/>
    </style:style>
    <style:style style:name="P48" style:family="paragraph" style:parent-style-name="Standard" style:list-style-name="L23">
      <style:text-properties fo:font-size="20pt" style:font-size-asian="20pt" style:font-size-complex="20pt"/>
    </style:style>
    <style:style style:name="P49" style:family="paragraph" style:parent-style-name="Standard" style:list-style-name="L24">
      <style:text-properties fo:font-size="20pt" style:font-size-asian="20pt" style:font-size-complex="20pt"/>
    </style:style>
    <style:style style:name="P50" style:family="paragraph" style:parent-style-name="Standard" style:list-style-name="L26">
      <style:text-properties fo:font-size="20pt" style:font-size-asian="20pt" style:font-size-complex="20pt"/>
    </style:style>
    <style:style style:name="P51" style:family="paragraph" style:parent-style-name="Standard" style:list-style-name="L27">
      <style:text-properties fo:font-size="20pt" style:font-size-asian="20pt" style:font-size-complex="20pt"/>
    </style:style>
    <style:style style:name="P52" style:family="paragraph" style:parent-style-name="Standard" style:list-style-name="L28">
      <style:text-properties fo:font-size="20pt" style:font-size-asian="20pt" style:font-size-complex="20pt"/>
    </style:style>
    <style:style style:name="P53" style:family="paragraph" style:parent-style-name="Standard" style:list-style-name="L29">
      <style:text-properties fo:font-size="20pt" style:font-size-asian="20pt" style:font-size-complex="20pt"/>
    </style:style>
    <style:style style:name="P54" style:family="paragraph" style:parent-style-name="Standard" style:list-style-name="L30">
      <style:text-properties fo:font-size="20pt" style:font-size-asian="20pt" style:font-size-complex="20pt"/>
    </style:style>
    <style:style style:name="P55" style:family="paragraph" style:parent-style-name="Standard" style:list-style-name="L31">
      <style:text-properties fo:font-size="20pt" style:font-size-asian="20pt" style:font-size-complex="20pt"/>
    </style:style>
    <style:style style:name="P56" style:family="paragraph" style:parent-style-name="Standard" style:list-style-name="L33">
      <style:text-properties fo:font-size="20pt" style:font-size-asian="20pt" style:font-size-complex="20pt"/>
    </style:style>
    <style:style style:name="P57" style:family="paragraph" style:parent-style-name="Standard" style:list-style-name="L34">
      <style:text-properties fo:font-size="20pt" style:font-size-asian="20pt" style:font-size-complex="20pt"/>
    </style:style>
    <style:style style:name="P58" style:family="paragraph" style:parent-style-name="Standard" style:list-style-name="L35">
      <style:text-properties fo:font-size="20pt" style:font-size-asian="20pt" style:font-size-complex="20pt"/>
    </style:style>
    <style:style style:name="P59" style:family="paragraph" style:parent-style-name="Standard" style:list-style-name="L36">
      <style:text-properties fo:font-size="20pt" style:font-size-asian="20pt" style:font-size-complex="20pt"/>
    </style:style>
    <style:style style:name="P60" style:family="paragraph" style:parent-style-name="Standard" style:list-style-name="L37">
      <style:text-properties fo:font-size="20pt" style:font-size-asian="20pt" style:font-size-complex="20pt"/>
    </style:style>
    <style:style style:name="P61" style:family="paragraph" style:parent-style-name="Standard" style:list-style-name="L38">
      <style:text-properties fo:font-size="20pt" style:font-size-asian="20pt" style:font-size-complex="20pt"/>
    </style:style>
    <style:style style:name="P62" style:family="paragraph" style:parent-style-name="Standard" style:list-style-name="L39">
      <style:text-properties fo:font-size="20pt" style:font-size-asian="20pt" style:font-size-complex="20pt"/>
    </style:style>
    <style:style style:name="P63" style:family="paragraph" style:parent-style-name="Standard" style:list-style-name="L40">
      <style:text-properties fo:font-size="20pt" style:font-size-asian="20pt" style:font-size-complex="20pt"/>
    </style:style>
    <style:style style:name="P64" style:family="paragraph" style:parent-style-name="Standard" style:list-style-name="L41">
      <style:text-properties fo:font-size="20pt" style:font-size-asian="20pt" style:font-size-complex="20pt"/>
    </style:style>
    <style:style style:name="P65" style:family="paragraph" style:parent-style-name="Standard" style:list-style-name="L42">
      <style:text-properties fo:font-size="20pt" style:font-size-asian="20pt" style:font-size-complex="20pt"/>
    </style:style>
    <style:style style:name="P66" style:family="paragraph" style:parent-style-name="Standard" style:list-style-name="L43">
      <style:text-properties fo:font-size="20pt" style:font-size-asian="20pt" style:font-size-complex="20pt"/>
    </style:style>
    <style:style style:name="P67" style:family="paragraph" style:parent-style-name="Standard" style:list-style-name="L44">
      <style:text-properties fo:font-size="20pt" style:font-size-asian="20pt" style:font-size-complex="20pt"/>
    </style:style>
    <style:style style:name="P68" style:family="paragraph" style:parent-style-name="Standard" style:list-style-name="L49">
      <style:text-properties fo:font-size="20pt" style:font-size-asian="20pt" style:font-size-complex="20pt"/>
    </style:style>
    <style:style style:name="P69" style:family="paragraph" style:parent-style-name="Standard" style:list-style-name="L50">
      <style:text-properties fo:font-size="20pt" style:font-size-asian="20pt" style:font-size-complex="20pt"/>
    </style:style>
    <style:style style:name="P70" style:family="paragraph" style:parent-style-name="Standard" style:list-style-name="L51">
      <style:text-properties fo:font-size="20pt" style:font-size-asian="20pt" style:font-size-complex="20pt"/>
    </style:style>
    <style:style style:name="P71" style:family="paragraph" style:parent-style-name="Standard" style:list-style-name="L52">
      <style:text-properties fo:font-size="20pt" style:font-size-asian="20pt" style:font-size-complex="20pt"/>
    </style:style>
    <style:style style:name="P72" style:family="paragraph" style:parent-style-name="Standard" style:list-style-name="L53">
      <style:text-properties fo:font-size="20pt" style:font-size-asian="20pt" style:font-size-complex="20pt"/>
    </style:style>
    <style:style style:name="P73" style:family="paragraph" style:parent-style-name="Standard" style:list-style-name="L54">
      <style:text-properties fo:font-size="20pt" style:font-size-asian="20pt" style:font-size-complex="20pt"/>
    </style:style>
    <style:style style:name="P74" style:family="paragraph" style:parent-style-name="Standard" style:list-style-name="L55">
      <style:text-properties fo:font-size="20pt" style:font-size-asian="20pt" style:font-size-complex="20pt"/>
    </style:style>
    <style:style style:name="P75" style:family="paragraph" style:parent-style-name="Standard" style:list-style-name="L60">
      <style:text-properties fo:font-size="20pt" style:font-size-asian="20pt" style:font-size-complex="20pt"/>
    </style:style>
    <style:style style:name="P76" style:family="paragraph" style:parent-style-name="Standard" style:list-style-name="L59">
      <style:text-properties fo:font-size="20pt" style:font-size-asian="20pt" style:font-size-complex="20pt"/>
    </style:style>
    <style:style style:name="P77" style:family="paragraph" style:parent-style-name="Standard" style:list-style-name="L61">
      <style:text-properties fo:font-size="20pt" style:font-size-asian="20pt" style:font-size-complex="20pt"/>
    </style:style>
    <style:style style:name="P78" style:family="paragraph" style:parent-style-name="Standard" style:list-style-name="L62">
      <style:text-properties fo:font-size="20pt" style:font-size-asian="20pt" style:font-size-complex="20pt"/>
    </style:style>
    <style:style style:name="P79" style:family="paragraph" style:parent-style-name="Standard" style:list-style-name="L66">
      <style:text-properties fo:font-size="20pt" style:font-size-asian="20pt" style:font-size-complex="20pt"/>
    </style:style>
    <style:style style:name="P80" style:family="paragraph" style:parent-style-name="Standard" style:list-style-name="L68">
      <style:text-properties fo:font-size="20pt" style:font-size-asian="20pt" style:font-size-complex="20pt"/>
    </style:style>
    <style:style style:name="P81" style:family="paragraph" style:parent-style-name="Standard" style:list-style-name="L69">
      <style:text-properties fo:font-size="20pt" style:font-size-asian="20pt" style:font-size-complex="20pt"/>
    </style:style>
    <style:style style:name="P82" style:family="paragraph" style:parent-style-name="Standard" style:list-style-name="L70">
      <style:text-properties fo:font-size="20pt" style:font-size-asian="20pt" style:font-size-complex="20pt"/>
    </style:style>
    <style:style style:name="P83" style:family="paragraph" style:parent-style-name="Standard" style:list-style-name="L71">
      <style:text-properties fo:font-size="20pt" style:font-size-asian="20pt" style:font-size-complex="20pt"/>
    </style:style>
    <style:style style:name="P84" style:family="paragraph" style:parent-style-name="Standard" style:list-style-name="L75">
      <style:text-properties fo:font-size="20pt" style:font-size-asian="20pt" style:font-size-complex="20pt"/>
    </style:style>
    <style:style style:name="P85" style:family="paragraph" style:parent-style-name="Standard" style:list-style-name="L79">
      <style:text-properties fo:font-size="20pt" style:font-size-asian="20pt" style:font-size-complex="20pt"/>
    </style:style>
    <style:style style:name="P86" style:family="paragraph" style:parent-style-name="Standard" style:list-style-name="L86">
      <style:text-properties fo:font-size="20pt" style:font-size-asian="20pt" style:font-size-complex="20pt"/>
    </style:style>
    <style:style style:name="P87" style:family="paragraph" style:parent-style-name="Standard" style:list-style-name="L87">
      <style:text-properties fo:font-size="20pt" style:font-size-asian="20pt" style:font-size-complex="20pt"/>
    </style:style>
    <style:style style:name="P88" style:family="paragraph" style:parent-style-name="Standard">
      <style:text-properties fo:font-size="20pt" style:font-size-asian="20pt" style:language-asian="ja" style:country-asian="JP" style:font-size-complex="20pt"/>
    </style:style>
    <style:style style:name="P89" style:family="paragraph" style:parent-style-name="Standard">
      <style:text-properties fo:font-size="24pt" style:font-size-asian="24pt" style:font-size-complex="24pt"/>
    </style:style>
    <style:style style:name="P90" style:family="paragraph" style:parent-style-name="Standard" style:list-style-name="L7">
      <style:text-properties fo:font-size="24pt" style:font-size-asian="24pt" style:font-size-complex="24pt"/>
    </style:style>
    <style:style style:name="P91" style:family="paragraph" style:parent-style-name="Standard" style:list-style-name="L10">
      <style:text-properties fo:font-size="24pt" style:font-size-asian="24pt" style:font-size-complex="24pt"/>
    </style:style>
    <style:style style:name="P92" style:family="paragraph" style:parent-style-name="Standard" style:list-style-name="L19">
      <style:text-properties fo:font-size="24pt" style:font-size-asian="24pt" style:font-size-complex="24pt"/>
    </style:style>
    <style:style style:name="P93" style:family="paragraph" style:parent-style-name="Standard" style:list-style-name="L22">
      <style:text-properties fo:font-size="24pt" style:font-size-asian="24pt" style:font-size-complex="24pt"/>
    </style:style>
    <style:style style:name="P94" style:family="paragraph" style:parent-style-name="Standard" style:list-style-name="L27">
      <style:text-properties fo:font-size="24pt" style:font-size-asian="24pt" style:font-size-complex="24pt"/>
    </style:style>
    <style:style style:name="P95" style:family="paragraph" style:parent-style-name="Standard" style:list-style-name="L30">
      <style:text-properties fo:font-size="24pt" style:font-size-asian="24pt" style:font-size-complex="24pt"/>
    </style:style>
    <style:style style:name="P96" style:family="paragraph" style:parent-style-name="Standard" style:list-style-name="L34">
      <style:text-properties fo:font-size="24pt" style:font-size-asian="24pt" style:font-size-complex="24pt"/>
    </style:style>
    <style:style style:name="P97" style:family="paragraph" style:parent-style-name="Standard" style:list-style-name="L37">
      <style:text-properties fo:font-size="24pt" style:font-size-asian="24pt" style:font-size-complex="24pt"/>
    </style:style>
    <style:style style:name="P98" style:family="paragraph" style:parent-style-name="Standard" style:list-style-name="L40">
      <style:text-properties fo:font-size="24pt" style:font-size-asian="24pt" style:font-size-complex="24pt"/>
    </style:style>
    <style:style style:name="P99" style:family="paragraph" style:parent-style-name="Standard" style:list-style-name="L42">
      <style:text-properties fo:font-size="24pt" style:font-size-asian="24pt" style:font-size-complex="24pt"/>
    </style:style>
    <style:style style:name="P100" style:family="paragraph" style:parent-style-name="Standard" style:list-style-name="L52">
      <style:text-properties fo:font-size="24pt" style:font-size-asian="24pt" style:font-size-complex="24pt"/>
    </style:style>
    <style:style style:name="P101" style:family="paragraph" style:parent-style-name="Standard" style:list-style-name="L58">
      <style:text-properties fo:font-size="24pt" style:font-size-asian="24pt" style:font-size-complex="24pt"/>
    </style:style>
    <style:style style:name="P102" style:family="paragraph" style:parent-style-name="Standard" style:list-style-name="L65">
      <style:text-properties fo:font-size="24pt" style:font-size-asian="24pt" style:font-size-complex="24pt"/>
    </style:style>
    <style:style style:name="P103" style:family="paragraph" style:parent-style-name="Standard" style:list-style-name="L74">
      <style:text-properties fo:font-size="24pt" style:font-size-asian="24pt" style:font-size-complex="24pt"/>
    </style:style>
    <style:style style:name="P104" style:family="paragraph" style:parent-style-name="Standard" style:list-style-name="L78">
      <style:text-properties fo:font-size="24pt" style:font-size-asian="24pt" style:font-size-complex="24pt"/>
    </style:style>
    <style:style style:name="P105" style:family="paragraph" style:parent-style-name="Standard" style:list-style-name="L82">
      <style:text-properties fo:font-size="24pt" style:font-size-asian="24pt" style:font-size-complex="24pt"/>
    </style:style>
    <style:style style:name="P106" style:family="paragraph" style:parent-style-name="Standard" style:list-style-name="L83">
      <style:text-properties fo:font-size="24pt" style:font-size-asian="24pt" style:font-size-complex="24pt"/>
    </style:style>
    <style:style style:name="P107" style:family="paragraph" style:parent-style-name="Standard" style:list-style-name="L90">
      <style:text-properties fo:font-size="24pt" style:font-size-asian="24pt" style:font-size-complex="24pt"/>
    </style:style>
    <style:style style:name="P108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09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10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11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12" style:family="paragraph" style:parent-style-name="Standard" style:list-style-name="L16">
      <style:text-properties fo:color="#801900" fo:font-size="24pt" style:font-size-asian="24pt" style:font-size-complex="24pt"/>
    </style:style>
    <style:style style:name="P113" style:family="paragraph" style:parent-style-name="Standard" style:list-style-name="L44"/>
    <style:style style:name="P114" style:family="paragraph" style:parent-style-name="Standard" style:list-style-name="L45"/>
    <style:style style:name="P115" style:family="paragraph" style:parent-style-name="Standard" style:list-style-name="L46"/>
    <style:style style:name="P116" style:family="paragraph" style:parent-style-name="Standard" style:list-style-name="L56"/>
    <style:style style:name="P117" style:family="paragraph" style:parent-style-name="Standard" style:list-style-name="L57"/>
    <style:style style:name="P118" style:family="paragraph" style:parent-style-name="Standard" style:list-style-name="L63"/>
    <style:style style:name="P119" style:family="paragraph" style:parent-style-name="Standard" style:list-style-name="L64"/>
    <style:style style:name="P120" style:family="paragraph" style:parent-style-name="Standard" style:list-style-name="L72"/>
    <style:style style:name="P121" style:family="paragraph" style:parent-style-name="Standard" style:list-style-name="L73"/>
    <style:style style:name="P122" style:family="paragraph" style:parent-style-name="Standard">
      <style:text-properties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language-asian="ja" style:country-asian="JP" style:font-style-asian="normal" style:font-weight-asian="normal" style:font-name-complex="ＭＳ Ｐゴシック" style:font-size-complex="14pt" style:font-style-complex="normal" style:font-weight-complex="normal" style:text-emphasize="none" style:text-overline-style="none" style:text-overline-color="font-color"/>
    </style:style>
    <style:style style:name="P123" style:family="paragraph" style:parent-style-name="Standard" style:list-style-name="L76"/>
    <style:style style:name="P124" style:family="paragraph" style:parent-style-name="Standard" style:list-style-name="L77"/>
    <style:style style:name="P125" style:family="paragraph" style:parent-style-name="Standard" style:list-style-name="L80"/>
    <style:style style:name="P126" style:family="paragraph" style:parent-style-name="Standard" style:list-style-name="L81"/>
    <style:style style:name="P127" style:family="paragraph" style:parent-style-name="Standard" style:list-style-name="L84"/>
    <style:style style:name="P128" style:family="paragraph" style:parent-style-name="Standard" style:list-style-name="L85"/>
    <style:style style:name="P129" style:family="paragraph" style:parent-style-name="Standard">
      <style:text-properties fo:color="#3333ff" fo:font-size="24pt" style:font-size-asian="24pt" style:font-size-complex="24pt"/>
    </style:style>
    <style:style style:name="P130" style:family="paragraph" style:parent-style-name="Standard" style:list-style-name="L88"/>
    <style:style style:name="P131" style:family="paragraph" style:parent-style-name="Standard" style:list-style-name="L89"/>
    <style:style style:name="P132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33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34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3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36" style:family="paragraph" style:parent-style-name="Table_20_Contents">
      <style:text-properties fo:font-size="24pt" style:font-size-asian="24pt" style:font-size-complex="24pt"/>
    </style:style>
    <style:style style:name="P137" style:family="paragraph" style:parent-style-name="Table_20_Contents">
      <style:text-properties fo:font-size="20pt" style:font-size-asian="20pt" style:font-size-complex="20pt"/>
    </style:style>
    <style:style style:name="P13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4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41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4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4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44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45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46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47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48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49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0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1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2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3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4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5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6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7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8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9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0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1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2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3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4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5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6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7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8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69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0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1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2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3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4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5" style:family="paragraph" style:parent-style-name="Text_20_body" style:list-style-name="L6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6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77" style:family="paragraph" style:parent-style-name="Text_20_body" style:list-style-name="L84">
      <style:paragraph-properties fo:margin-top="0cm" fo:margin-bottom="0cm" style:line-height-at-least="0.344cm" fo:orphans="2" fo:widows="2"/>
    </style:style>
    <style:style style:name="P178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7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8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1" style:family="text">
      <style:text-properties fo:color="#000000" style:font-name-complex="times new roman" style:font-size-complex="24pt" style:font-style-complex="normal" style:font-weight-complex="normal"/>
    </style:style>
    <style:style style:name="T22" style:family="text">
      <style:text-properties fo:color="#000000" style:font-name="times new roman" fo:font-size="14pt" fo:font-style="normal" fo:font-weight="normal"/>
    </style:style>
    <style:style style:name="T23" style:family="text">
      <style:text-properties fo:color="#000000" style:font-name-asian="times new roman" style:font-size-asian="14pt" style:font-style-asian="normal" style:font-weight-asian="normal"/>
    </style:style>
    <style:style style:name="T24" style:family="text">
      <style:text-properties style:font-name-complex="times new roman" style:font-size-complex="24pt" style:font-style-complex="normal" style:font-weight-complex="normal"/>
    </style:style>
    <style:style style:name="T25" style:family="text">
      <style:text-properties style:font-name-complex="times new roman" style:font-size-complex="14pt" style:font-style-complex="normal" style:font-weight-complex="normal"/>
    </style:style>
    <style:style style:name="T26" style:family="text">
      <style:text-properties style:font-name="times new roman" fo:font-size="12pt" fo:font-style="normal" fo:font-weight="normal"/>
    </style:style>
    <style:style style:name="T27" style:family="text">
      <style:text-properties style:font-name="times new roman" fo:font-size="14pt" fo:font-style="normal" fo:font-weight="normal"/>
    </style:style>
    <style:style style:name="T28" style:family="text">
      <style:text-properties style:font-name-asian="times new roman" style:font-size-asian="14pt" style:font-style-asian="normal" style:font-weight-asian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style:font-size-asian="20pt" style:language-asian="ja" style:country-asian="JP" style:font-size-complex="20pt"/>
    </style:style>
    <style:style style:name="T31" style:family="text">
      <style:text-properties style:language-asian="ja" style:country-asian="JP"/>
    </style:style>
    <style:style style:name="T32" style:family="text">
      <style:text-properties fo:color="#ff3333" fo:background-color="#ffff00"/>
    </style:style>
    <style:style style:name="T33" style:family="text">
      <style:text-properties fo:color="#3333ff" fo:background-color="transparent"/>
    </style:style>
    <style:style style:name="T34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4">myself/ diary / XXXX</text:p>
      <text:list xml:id="list5704114721057952100" text:style-name="L1">
        <text:list-item>
          <text:p text:style-name="P138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0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2705602347817358708" text:style-name="L2">
        <text:list-item>
          <text:p text:style-name="P32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0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3548480" text:continue-numbering="true" text:style-name="L2">
        <text:list-item>
          <text:p text:style-name="P145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/>
          </table:table-cell>
          <table:table-cell table:style-name="表3.B1" office:value-type="string">
            <text:list xml:id="list7440993681566142095" text:style-name="L3">
              <text:list-item>
                <text:p text:style-name="P33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3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3569559" text:continue-list="list33548480" text:style-name="L2">
        <text:list-item>
          <text:p text:style-name="P32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9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6"/>
      <text:p text:style-name="P5">20210209_092018=================</text:p>
      <text:p text:style-name="P24">myself/ diary /20210209_092018</text:p>
      <text:list xml:id="list6230303810708183200" text:style-name="L4">
        <text:list-item>
          <text:p text:style-name="P160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0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3567564979300675703" text:style-name="L5">
        <text:list-item>
          <text:p text:style-name="P34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3550971" text:continue-numbering="true" text:style-name="L5">
        <text:list-item>
          <text:p text:style-name="P146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0"/>
          </table:table-cell>
          <table:table-cell table:style-name="表7.B1" office:value-type="string">
            <text:list xml:id="list4707516649558506573" text:style-name="L6">
              <text:list-item>
                <text:p text:style-name="P35">klarnet : zagrałem. ćwiczenia, nie. zagrałem sekwencję. kilka sekwencji. sekwencje z kilkom nutami.</text:p>
              </text:list-item>
              <text:list-item>
                <text:p text:style-name="P35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5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0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3544521" text:continue-list="list33550971" text:style-name="L5">
        <text:list-item>
          <text:p text:style-name="P3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9"/>
          </table:table-cell>
          <table:table-cell table:style-name="表13.B2" office:value-type="string">
            <text:p text:style-name="P1"/>
          </table:table-cell>
        </table:table-row>
      </table:table>
      <text:list xml:id="list8855212561559447667" text:style-name="L7">
        <text:list-item>
          <text:p text:style-name="P90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1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3551724" text:continue-numbering="true" text:style-name="L7">
        <text:list-item>
          <text:p text:style-name="P110"/>
        </text:list-item>
      </text:list>
      <text:p text:style-name="P1">//20210209_102130</text:p>
      <text:p text:style-name="P1"/>
      <text:p text:style-name="P26"><text:soft-page-break/></text:p>
      <text:p text:style-name="P5">XXX=================</text:p>
      <text:p text:style-name="P25">myself/ diary / 20210211_124408</text:p>
      <text:list xml:id="list7149905340386194973" text:style-name="L8">
        <text:list-item>
          <text:p text:style-name="P161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0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3556757" text:continue-numbering="true" text:style-name="L8">
        <text:list-item>
          <text:p text:style-name="P36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0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3573083" text:continue-numbering="true" text:style-name="L8">
        <text:list-item>
          <text:p text:style-name="P147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0"/>
          </table:table-cell>
          <table:table-cell table:style-name="表18.B1" office:value-type="string">
            <text:list xml:id="list6636947955418505735" text:style-name="L9">
              <text:list-item>
                <text:p text:style-name="P37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3946336906737680502" text:style-name="L10">
        <text:list-item>
          <text:p text:style-name="P3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9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3570937" text:continue-numbering="true" text:style-name="L10">
        <text:list-item>
          <text:p text:style-name="P91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9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6"/>
      <text:p text:style-name="P5">XXX=================</text:p>
      <text:p text:style-name="P25">myself/ diary / 20210215_111006</text:p>
      <text:list xml:id="list9128121983285775549" text:style-name="L11">
        <text:list-item>
          <text:p text:style-name="P162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0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0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5210233891882708535" text:style-name="L12">
        <text:list-item>
          <text:p text:style-name="P39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9">/ 그러나, 굳이 먹지 않다. 이윽고 11시가 가까워진다. </text:span><text:soft-page-break/><text:span text:style-name="T29">[Jednak nie odważę[我敢 się zjeść. W końcu zbliża </text:span><text:span text:style-name="T29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0"/>
          </table:table-cell>
          <table:table-cell table:style-name="表22.B2" office:value-type="string">
            <text:p text:style-name="P6"/>
          </table:table-cell>
        </table:table-row>
      </table:table>
      <text:list xml:id="list33554240" text:continue-list="list33573083" text:style-name="L8">
        <text:list-item>
          <text:p text:style-name="P178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/>
          </table:table-cell>
          <table:table-cell table:style-name="表23.B1" office:value-type="string">
            <text:list xml:id="list6139467400473753364" text:style-name="L13">
              <text:list-item>
                <text:p text:style-name="P132"/>
              </text:list-item>
            </text:list>
          </table:table-cell>
        </table:table-row>
        <table:table-row>
          <table:table-cell table:style-name="表23.A2" office:value-type="string">
            <text:p text:style-name="P27"/>
          </table:table-cell>
          <table:table-cell table:style-name="表23.B2" office:value-type="string">
            <text:p text:style-name="P29"/>
          </table:table-cell>
        </table:table-row>
      </table:table>
      <text:list xml:id="list1856378599619119367" text:style-name="L14">
        <text:list-item>
          <text:p text:style-name="P13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8"/>
          </table:table-cell>
          <table:table-cell table:style-name="表24.B1" office:value-type="string">
            <text:p text:style-name="P30"/>
          </table:table-cell>
        </table:table-row>
      </table:table>
      <text:list xml:id="list33567421" text:continue-numbering="true" text:style-name="L14">
        <text:list-item>
          <text:p text:style-name="P134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8"/>
          </table:table-cell>
          <table:table-cell table:style-name="表25.B1" office:value-type="string">
            <text:p text:style-name="P30"/>
          </table:table-cell>
        </table:table-row>
      </table:table>
      <text:p text:style-name="P30"/>
      <text:p text:style-name="P1">//20210215_110943</text:p>
      <text:p text:style-name="P1"/>
      <text:p text:style-name="P26"/>
      <text:p text:style-name="P5">XXX=================</text:p>
      <text:p text:style-name="P25">myself/ diary / 20210216_111845</text:p>
      <text:list xml:id="list33547978" text:continue-list="list33554240" text:style-name="L8">
        <text:list-item>
          <text:p text:style-name="P161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3572171" text:continue-numbering="true" text:style-name="L8">
        <text:list-item>
          <text:p text:style-name="P36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0"/>
          </table:table-cell>
          <table:table-cell table:style-name="表27.B1" office:value-type="string">
            <text:p text:style-name="Standard"><text:span text:style-name="T29">지금 읽고 있는 책. / 제목은 “</text:span><text:span text:style-name="T30">折りたく柴の記</text:span><text:span text:style-name="T29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3572682" text:continue-numbering="true" text:style-name="L8">
        <text:list-item>
          <text:p text:style-name="P147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0"/>
          </table:table-cell>
          <table:table-cell table:style-name="表28.B1" office:value-type="string">
            <text:list xml:id="list7992348184992593908" text:style-name="L15">
              <text:list-item>
                <text:p text:style-name="P40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8910736765295342300" text:style-name="L16">
        <text:list-item>
          <text:p text:style-name="P4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9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3554553" text:continue-numbering="true" text:style-name="L16">
        <text:list-item>
          <text:p text:style-name="P112"><text:span text:style-name="T20">در مورد تحقیق </text:span><text:span text:style-name="T19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6"/>
      <text:p text:style-name="P5">XXX=================</text:p>
      <text:p text:style-name="P25"><text:soft-page-break/>myself/ diary / XXXX</text:p>
      <text:list xml:id="list1834223023601269441" text:style-name="L17">
        <text:list-item>
          <text:p text:style-name="P163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0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3558626" text:continue-numbering="true" text:style-name="L17">
        <text:list-item>
          <text:p text:style-name="P42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0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0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3555325" text:continue-numbering="true" text:style-name="L17">
        <text:list-item>
          <text:p text:style-name="P148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/>
          </table:table-cell>
          <table:table-cell table:style-name="表33.B1" office:value-type="string">
            <text:list xml:id="list303431323035483098" text:style-name="L18">
              <text:list-item>
                <text:p text:style-name="P43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3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3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7032369622212428417" text:style-name="L19">
        <text:list-item>
          <text:p text:style-name="P4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9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3554971" text:continue-numbering="true" text:style-name="L19">
        <text:list-item>
          <text:p text:style-name="P92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9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6"/>
      <text:p text:style-name="P5">XXX=================</text:p>
      <text:p text:style-name="P25">myself/ diary / XXXX</text:p>
      <text:list xml:id="list3263800596665943090" text:style-name="L20">
        <text:list-item>
          <text:p text:style-name="P164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0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0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3553700" text:continue-numbering="true" text:style-name="L20">
        <text:list-item>
          <text:p text:style-name="P45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3549147" text:continue-numbering="true" text:style-name="L20">
        <text:list-item>
          <text:p text:style-name="P149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0"/>
          </table:table-cell>
          <table:table-cell table:style-name="表38.B1" office:value-type="string">
            <text:list xml:id="list2675556511775289503" text:style-name="L21">
              <text:list-item>
                <text:p text:style-name="P46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0"/>
          </table:table-cell>
          <table:table-cell table:style-name="表38.B2" office:value-type="string">
            <text:p text:style-name="P6"/>
          </table:table-cell>
        </table:table-row>
      </table:table>
      <text:list xml:id="list6853873651069760654" text:style-name="L22">
        <text:list-item>
          <text:p text:style-name="P4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9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1">atan~uchraa[한번 더</text:span>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3552121" text:continue-numbering="true" text:style-name="L22">
        <text:list-item>
          <text:p text:style-name="P93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9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6">it was Wed<text:span text:style-name="T31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6"/>
      <text:p text:style-name="P5">XXX=================</text:p>
      <text:p text:style-name="P25">myself/ diary / XXXX</text:p>
      <text:list xml:id="list7959686368248859883" text:style-name="L23">
        <text:list-item>
          <text:p text:style-name="P165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0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3567948" text:continue-numbering="true" text:style-name="L23">
        <text:list-item>
          <text:p text:style-name="P48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/>
          </table:table-cell>
          <table:table-cell table:style-name="表42.B1" office:value-type="string">
            <text:list xml:id="list6014935054930601630" text:style-name="L24">
              <text:list-item>
                <text:p text:style-name="P49">화장실에서 <text:s/>오줌[mocz을 할 때, 때때로 소변이 변기[miska ustępowa 밖으로 나가 버린다.</text:p>
              </text:list-item>
              <text:list-item>
                <text:p text:style-name="P49">그런 때[W tym czasie, 먼저 화장지[ręcznik papierowy toaleta로 닦아 낸다[Ścierać.</text:p>
              </text:list-item>
              <text:list-item>
                <text:p text:style-name="P49">그 후, 스프레이로 당한 장소으로 소독액을 <text:s/>살포한다.</text:p>
              </text:list-item>
              <text:list-item>
                <text:p text:style-name="P49">그리고, 다시 그 장소를 닦아낸다.</text:p>
              </text:list-item>
            </text:list>
          </table:table-cell>
        </table:table-row>
      </table:table>
      <text:list xml:id="list5967758580122511340" text:style-name="L25">
        <text:list-item>
          <text:p text:style-name="P150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0"/>
          </table:table-cell>
          <table:table-cell table:style-name="表43.B1" office:value-type="string">
            <text:list xml:id="list3836466991538950459" text:style-name="L26">
              <text:list-item>
                <text:p text:style-name="P50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0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0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8163187039104434069" text:style-name="L27">
        <text:list-item>
          <text:p text:style-name="P5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9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6">mar<text:span text:style-name="T31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3550087" text:continue-numbering="true" text:style-name="L27">
        <text:list-item>
          <text:p text:style-name="P94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9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6">it was Thu<text:span text:style-name="T31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9">20210219_100936</text:span></text:p>
      <text:p text:style-name="P1"/>
      <text:p text:style-name="P26"/>
      <text:p text:style-name="P5">XXX=================</text:p>
      <text:p text:style-name="P25"><text:soft-page-break/>myself/ diary / 20210221_142954</text:p>
      <text:list xml:id="list5125800666784840395" text:style-name="L28">
        <text:list-item>
          <text:p text:style-name="P166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0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3547312" text:continue-numbering="true" text:style-name="L28">
        <text:list-item>
          <text:p text:style-name="P52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0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3545313" text:continue-numbering="true" text:style-name="L28">
        <text:list-item>
          <text:p text:style-name="P151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0"/>
          </table:table-cell>
          <table:table-cell table:style-name="表48.B1" office:value-type="string">
            <text:list xml:id="list3284691512533646254" text:style-name="L29">
              <text:list-item>
                <text:p text:style-name="P53">wczoraj. shaku : znowu spisanie o związecie między pozycjonowaniem i wysokością dźwięku przez te pozycjonowaniem.</text:p>
              </text:list-item>
              <text:list-item>
                <text:p text:style-name="P53">odkrycie z dnia : tak zwana "yuri", to ma trzy pozycje. / pierwsza pozycja : ćwierć / druga : półnuta / trzecia : jeden i pól</text:p>
              </text:list-item>
              <text:list-item>
                <text:p text:style-name="P53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1199879816656651071" text:style-name="L30">
        <text:list-item>
          <text:p text:style-name="P5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6">it was Sat<text:span text:style-name="T31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3547072" text:continue-numbering="true" text:style-name="L30">
        <text:list-item>
          <text:p text:style-name="P95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9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6"/>
      <text:p text:style-name="P5">XXX=================</text:p>
      <text:p text:style-name="P25">myself/ diary / 20210222_151128</text:p>
      <text:list xml:id="list6995050598484388610" text:style-name="L31">
        <text:list-item>
          <text:p text:style-name="P167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0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3545480" text:continue-numbering="true" text:style-name="L31">
        <text:list-item>
          <text:p text:style-name="P55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3847581198107496509" text:style-name="L32">
        <text:list-item>
          <text:p text:style-name="P152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0"/>
          </table:table-cell>
          <table:table-cell table:style-name="表53.B1" office:value-type="string">
            <text:list xml:id="list7590208330018061646" text:style-name="L33">
              <text:list-item>
                <text:p text:style-name="P56">shaku : shaku : znowu, kontynuowałem spisać tabelą korespondencji między pozycjonowaniem i wysokością dźwięku.</text:p>
              </text:list-item>
              <text:list-item>
                <text:p text:style-name="P56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7913552830004794792" text:style-name="L34">
        <text:list-item>
          <text:p text:style-name="P5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9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6">it was Sun<text:span text:style-name="T31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9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9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9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3549951" text:continue-numbering="true" text:style-name="L34">
        <text:list-item>
          <text:p text:style-name="P96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6"/>
      <text:p text:style-name="P5"><text:soft-page-break/>XXX=================</text:p>
      <text:p text:style-name="P25">myself/ diary / 20210223_112347</text:p>
      <text:list xml:id="list1440525862472720752" text:style-name="L35">
        <text:list-item>
          <text:p text:style-name="P168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0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0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3554412" text:continue-numbering="true" text:style-name="L35">
        <text:list-item>
          <text:p text:style-name="P58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0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3551274" text:continue-numbering="true" text:style-name="L35">
        <text:list-item>
          <text:p text:style-name="P153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0"/>
          </table:table-cell>
          <table:table-cell table:style-name="表58.B1" office:value-type="string">
            <text:list xml:id="list259803648436288877" text:style-name="L36">
              <text:list-item>
                <text:p text:style-name="P59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0"/>
          </table:table-cell>
          <table:table-cell table:style-name="表58.B2" office:value-type="string">
            <text:p text:style-name="P6"/>
          </table:table-cell>
        </table:table-row>
      </table:table>
      <text:list xml:id="list1817753546271607312" text:style-name="L37">
        <text:list-item>
          <text:p text:style-name="P6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9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3551389" text:continue-numbering="true" text:style-name="L37">
        <text:list-item>
          <text:p text:style-name="P97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6"/>
      <text:p text:style-name="P5">XXX=================</text:p>
      <text:p text:style-name="P25">myself/ diary / 20210224_101437</text:p>
      <text:list xml:id="list3096189390627537421" text:style-name="L38">
        <text:list-item>
          <text:p text:style-name="P169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0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3563822" text:continue-numbering="true" text:style-name="L38">
        <text:list-item>
          <text:p text:style-name="P61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3549935" text:continue-numbering="true" text:style-name="L38">
        <text:list-item>
          <text:p text:style-name="P154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0"/>
          </table:table-cell>
          <table:table-cell table:style-name="表63.B1" office:value-type="string">
            <text:list xml:id="list3302259552143788464" text:style-name="L39">
              <text:list-item>
                <text:p text:style-name="P62">shaku : jak dla podstawowych praktyk dmuchania, takie same jak poprzednio.</text:p>
              </text:list-item>
              <text:list-item>
                <text:p text:style-name="P62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2757647727500073370" text:style-name="L40">
        <text:list-item>
          <text:p text:style-name="P6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6">it was Tue<text:span text:style-name="T31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3549134" text:continue-numbering="true" text:style-name="L40">
        <text:list-item>
          <text:p text:style-name="P98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9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6"/>
      <text:p text:style-name="P5">XXX=================</text:p>
      <text:p text:style-name="P25">myself/ diary / 20210226_142505</text:p>
      <text:list xml:id="list33546503" text:continue-list="list33572682" text:style-name="L8">
        <text:list-item>
          <text:p text:style-name="P161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0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3557204" text:continue-numbering="true" text:style-name="L8">
        <text:list-item>
          <text:p text:style-name="P36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3569981" text:continue-numbering="true" text:style-name="L8">
        <text:list-item>
          <text:p text:style-name="P147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0"/>
          </table:table-cell>
          <table:table-cell table:style-name="表68.B1" office:value-type="string">
            <text:list xml:id="list1815517416454012879" text:style-name="L41">
              <text:list-item>
                <text:p text:style-name="P64">zagrałem melodię, którą spisałem w poprzedniej sesji.</text:p>
              </text:list-item>
              <text:list-item>
                <text:p text:style-name="P64">sfilmowałem siebie podczas poprzedniej sesji, grając tę melodię.</text:p>
              </text:list-item>
            </text:list>
          </table:table-cell>
        </table:table-row>
      </table:table>
      <text:list xml:id="list2397190846178469078" text:style-name="L42">
        <text:list-item>
          <text:p text:style-name="P6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6">it was Thu<text:span text:style-name="T31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3548425" text:continue-numbering="true" text:style-name="L42">
        <text:list-item>
          <text:p text:style-name="P99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6"/>
      <text:p text:style-name="P5">XXX=================</text:p>
      <text:p text:style-name="P25">myself/ diary / 20210228_135252</text:p>
      <text:list xml:id="list7208064415129482494" text:style-name="L43">
        <text:list-item>
          <text:p text:style-name="P170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0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3550908" text:continue-numbering="true" text:style-name="L43">
        <text:list-item>
          <text:p text:style-name="P66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0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3552596" text:continue-numbering="true" text:style-name="L43">
        <text:list-item>
          <text:p text:style-name="P155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0"/>
          </table:table-cell>
          <table:table-cell table:style-name="表73.B1" office:value-type="string">
            <text:list xml:id="list425547625297163403" text:style-name="L44">
              <text:list-item>
                <text:p text:style-name="P67">wczoraj, nie zagrałem. nie miałem czasu na go.</text:p>
              </text:list-item>
              <text:list-item>
                <text:p text:style-name="P113"><text:soft-page-break/><text:span text:style-name="T29">moja talia[허리 jest teraz taka bolesna[</text:span><text:span text:style-name="T5">아파요</text:span> <text:span text:style-name="T29">.</text:span></text:p>
              </text:list-item>
              <text:list-item>
                <text:p text:style-name="P67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0"/>
          </table:table-cell>
          <table:table-cell table:style-name="表73.B2" office:value-type="string">
            <text:p text:style-name="P6"/>
          </table:table-cell>
        </table:table-row>
      </table:table>
      <text:list xml:id="list3640911054832911573" text:style-name="L45">
        <text:list-item>
          <text:p text:style-name="P11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6">it was sat<text:span text:style-name="T31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1222249528939354836" text:style-name="L46">
        <text:list-item>
          <text:p text:style-name="P115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421423341662990791" text:style-name="L47">
        <text:list-item>
          <text:p text:style-name="P111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9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6"/>
      <text:p text:style-name="P5">XXX=================</text:p>
      <text:p text:style-name="P25">myself/ diary / XXXX</text:p>
      <text:list xml:id="list716358570928208359" text:style-name="L48">
        <text:list-item>
          <text:p text:style-name="P171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0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6"/>
      <text:p text:style-name="P5">XXX=================</text:p>
      <text:p text:style-name="P25">myself/ diary / 20210302_124745</text:p>
      <text:list xml:id="list2205613419489159697" text:style-name="L49">
        <text:list-item>
          <text:p text:style-name="P172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0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3544501" text:continue-numbering="true" text:style-name="L49">
        <text:list-item>
          <text:p text:style-name="P68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0"/>
          </table:table-cell>
          <table:table-cell table:style-name="表80.B1" office:value-type="string">
            <text:list xml:id="list544897586772560087" text:style-name="L50">
              <text:list-item>
                <text:p text:style-name="P69">매일 하고 있는 것 : 거의 매일 음료를 만들고 있다. / 보리차와 홍차이다.</text:p>
              </text:list-item>
              <text:list-item>
                <text:p text:style-name="P69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3553943" text:continue-list="list33544501" text:style-name="L49">
        <text:list-item>
          <text:p text:style-name="P156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0"/>
          </table:table-cell>
          <table:table-cell table:style-name="表81.B1" office:value-type="string">
            <text:list xml:id="list1300994407507379055" text:style-name="L51">
              <text:list-item>
                <text:p text:style-name="P70">wczoraj. shaku. / czas, który wykorzystałem na zagranie, to około godziny i dwudziestu minut.</text:p>
              </text:list-item>
              <text:list-item>
                <text:p text:style-name="P70">nowa rzecz : skomponowałem melodię, używając skali japońskiej. </text:p>
              </text:list-item>
              <text:list-item>
                <text:p text:style-name="P70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0"/>
          </table:table-cell>
          <table:table-cell table:style-name="表81.B2" office:value-type="string">
            <text:p text:style-name="P6"/>
          </table:table-cell>
        </table:table-row>
      </table:table>
      <text:list xml:id="list4733258241062148083" text:style-name="L52">
        <text:list-item>
          <text:p text:style-name="P7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6">it was Mon<text:span text:style-name="T31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3560102" text:continue-numbering="true" text:style-name="L52">
        <text:list-item>
          <text:p text:style-name="P100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3550286" text:continue-numbering="true" text:style-name="L52">
        <text:list-item>
          <text:p text:style-name="P100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6"/>
      <text:p text:style-name="P5">XXX=================</text:p>
      <text:p text:style-name="P25">myself/ diary / XXXX</text:p>
      <text:list xml:id="list5118217655837714336" text:style-name="L53">
        <text:list-item>
          <text:p text:style-name="P173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0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3561489" text:continue-numbering="true" text:style-name="L53">
        <text:list-item>
          <text:p text:style-name="P72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0"/>
          </table:table-cell>
          <table:table-cell table:style-name="表86.B1" office:value-type="string">
            <text:list xml:id="list331654020928340110" text:style-name="L54">
              <text:list-item>
                <text:p text:style-name="P73">점심은 격일로 먹는다. 어제는 먹었다. </text:p>
              </text:list-item>
              <text:list-item>
                <text:p text:style-name="P73">과자를 먹는다. / 초콜릿, 건빵, 땅콩[arachid.</text:p>
              </text:list-item>
            </text:list>
          </table:table-cell>
        </table:table-row>
      </table:table>
      <text:list xml:id="list33543052" text:continue-list="list33561489" text:style-name="L53">
        <text:list-item>
          <text:p text:style-name="P157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/>
          </table:table-cell>
          <table:table-cell table:style-name="表87.B1" office:value-type="string">
            <text:list xml:id="list4859158024399529853" text:style-name="L55">
              <text:list-item>
                <text:p text:style-name="P74">shaku : ćwiczenia podstawowe, które robię codziennie.</text:p>
              </text:list-item>
              <text:list-item>
                <text:p text:style-name="P74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1488725520429409033" text:style-name="L56">
        <text:list-item>
          <text:p text:style-name="P11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6">Tue<text:span text:style-name="T31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6765867828585561089" text:style-name="L57">
        <text:list-item>
          <text:p text:style-name="P117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6323411466014725062" text:style-name="L58">
        <text:list-item>
          <text:p text:style-name="P101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6"/>
      <text:p text:style-name="P5">XXX=================</text:p>
      <text:p text:style-name="P25">myself/ diary / 20210305_150814</text:p>
      <text:list xml:id="list2378504833391096635" text:style-name="L59">
        <text:list-item>
          <text:p text:style-name="P174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0"/>
          </table:table-cell>
          <table:table-cell table:style-name="表91.B1" office:value-type="string">
            <text:list xml:id="list8110940035754235374" text:style-name="L60">
              <text:list-item>
                <text:p text:style-name="P75">두 마리 모두 서 쪽에서. 작은 구역의 북서 모서리에서 나왔다.</text:p>
              </text:list-item>
              <text:list-item>
                <text:p text:style-name="P75">서 쪽에서 공원으로 돌아갈 때, 보도상에 한 사람이 걸어왔었다. / 그래서, 나는 크로글을 보지 않고, 공<text:span text:style-name="T32">워</text:span><text:span text:style-name="T33">원</text:span>의 출입구으로 계속 걸었다. / 그러자, 크로가 옹벽 동남 모서리에서 기침을 시작했다.</text:p>
              </text:list-item>
              <text:list-item>
                <text:p text:style-name="P75">빨리 크로의 옆으로 가서, 양팔로 안아했다.</text:p>
              </text:list-item>
            </text:list>
          </table:table-cell>
        </table:table-row>
      </table:table>
      <text:p text:style-name="P6"/>
      <text:list xml:id="list33556875" text:continue-list="list2378504833391096635" text:style-name="L59">
        <text:list-item>
          <text:p text:style-name="P76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/>
          </table:table-cell>
          <table:table-cell table:style-name="表92.B1" office:value-type="string">
            <text:p text:style-name="P6">문구<text:span text:style-name="T31">[Materiały biurowe</text:span>에 대해</text:p>
            <text:list xml:id="list8428326444906427161" text:style-name="L61">
              <text:list-item>
                <text:p text:style-name="P77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3545909" text:continue-list="list33556875" text:style-name="L59">
        <text:list-item>
          <text:p text:style-name="P158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0"/>
          </table:table-cell>
          <table:table-cell table:style-name="表93.B1" office:value-type="string">
            <text:list xml:id="list8586811887770595762" text:style-name="L62">
              <text:list-item>
                <text:p text:style-name="P78">shaku : ćwiczenia podstawowe. a także, wypróbowałem japońskie wagi.</text:p>
              </text:list-item>
              <text:list-item>
                <text:p text:style-name="P78">boiska są : 1,4,5,6f</text:p>
              </text:list-item>
              <text:list-item>
                <text:p text:style-name="P78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3906097113610313878" text:style-name="L63">
        <text:list-item>
          <text:p text:style-name="P11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2447388284499724142" text:style-name="L64">
        <text:list-item>
          <text:p text:style-name="P119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3770415101355918008" text:style-name="L65">
        <text:list-item>
          <text:p text:style-name="P102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6"/>
      <text:p text:style-name="P5">XXX=================</text:p>
      <text:p text:style-name="P25">myself/ diary / 20210306_173818</text:p>
      <text:list xml:id="list33556229" text:continue-list="list33543052" text:style-name="L53">
        <text:list-item>
          <text:p text:style-name="P173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0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3566501" text:continue-numbering="true" text:style-name="L53">
        <text:list-item>
          <text:p text:style-name="P72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/>
          </table:table-cell>
          <table:table-cell table:style-name="表99.B1" office:value-type="string">
            <text:list xml:id="list6442862560870463446" text:style-name="L66">
              <text:list-header>
                <text:p text:style-name="P79">책상 위에 있는 것들</text:p>
              </text:list-header>
              <text:list-item>
                <text:p text:style-name="P79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79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3573452" text:continue-list="list33566501" text:style-name="L53">
        <text:list-header>
          <text:p text:style-name="P176"/>
        </text:list-header>
      </text:list>
      <text:p text:style-name="P6">//20210306_180234</text:p>
      <text:p text:style-name="P1"/>
      <text:p text:style-name="P26"/>
      <text:p text:style-name="P5">XXX=================</text:p>
      <text:p text:style-name="P25">myself/ diary / 20210307_132958</text:p>
      <text:list xml:id="list6055371123017938293" text:style-name="L67">
        <text:list-item>
          <text:p text:style-name="P175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0"/>
          </table:table-cell>
          <table:table-cell table:style-name="表100.B1" office:value-type="string">
            <text:list xml:id="list3100491709997771148" text:style-name="L68">
              <text:list-item>
                <text:p text:style-name="P80">두 마리. / 옹벽으로 달리고 있는 도중에 크로가 내려왔다. / 미케도 한 번 두 번 울음소리를 냈지만, 곧 마찬가지로 내려왔다.</text:p>
              </text:list-item>
              <text:list-item>
                <text:p text:style-name="P80">온 미케. 몸을 끌어 안고 있으면, 크로가 옹벽 쪽으로 걷기 시작했다. / 크로에 불렀지만, 돌아가지 않다.</text:p>
              </text:list-item>
            </text:list>
          </table:table-cell>
        </table:table-row>
      </table:table>
      <text:p text:style-name="P6"/>
      <text:list xml:id="list8620005118962350822" text:style-name="L69">
        <text:list-item>
          <text:p text:style-name="P81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0"/>
          </table:table-cell>
          <table:table-cell table:style-name="表101.B1" office:value-type="string">
            <text:p text:style-name="P6">와이파이 장비에 관한 이야기</text:p>
            <text:list xml:id="list7496277506621733220" text:style-name="L70">
              <text:list-item>
                <text:p text:style-name="P82">이 지금은 사용하지 않는 장비. 원래 au회사가 무료로 나눠주고 있었던 제품이다.</text:p>
              </text:list-item>
              <text:list-item>
                <text:p text:style-name="P82">오랫동안 전원 코드를 통해 공중에 매달린 상태<text:span text:style-name="T34">으</text:span>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3561146" text:continue-list="list8620005118962350822" text:style-name="L69">
        <text:list-item>
          <text:p text:style-name="P159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0"/>
          </table:table-cell>
          <table:table-cell table:style-name="表102.B1" office:value-type="string">
            <text:list xml:id="list5806624313357883442" text:style-name="L71">
              <text:list-item>
                <text:p text:style-name="P83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8336239811081343628" text:style-name="L72">
        <text:list-item>
          <text:p text:style-name="P12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6">it was Sat<text:span text:style-name="T31">urday.</text:span></text:p>
            <text:p text:style-name="P7">kaan[To była <text:s/>/ al'saptu[sobota.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8869112804719835193" text:style-name="L73">
        <text:list-item>
          <text:p text:style-name="P121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19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19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6525150785371644619" text:style-name="L74">
        <text:list-item>
          <text:p text:style-name="P103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19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19"/>
          </table:table-cell>
          <table:table-cell table:style-name="表105.B2" office:value-type="string">
            <text:p text:style-name="P122">口の中に、血豆がある。そのことに、気づいた。</text:p>
          </table:table-cell>
        </table:table-row>
      </table:table>
      <text:p text:style-name="P6"/>
      <text:p text:style-name="P6">//20210307_141834</text:p>
      <text:p text:style-name="P1"/>
      <text:p text:style-name="P26"/>
      <text:p text:style-name="P5">XXX=================</text:p>
      <text:p text:style-name="P25">myself/ diary / 20210308_123650</text:p>
      <text:list xml:id="list6730029632920105335" text:style-name="L84">
        <text:list-item>
          <text:p text:style-name="P177"><text:span text:style-name="T16">먹이주기</text:span>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/>
          </table:table-cell>
          <table:table-cell table:style-name="表106.B1" office:value-type="string">
            <text:list xml:id="list6628945889627436868" text:style-name="L85">
              <text:list-item>
                <text:p text:style-name="P128"><text:span text:style-name="T29">두 마리. / 옹벽으로 돌아갈 때, 크로는 스스로 보도 쪽으로. 나는 이 때, 크로가 멈춰서서 내가 안고 올리는 </text:span><text:soft-page-break/><text:span text:style-name="T29">것을 기다리는지 예상하고, 몇 미터 쿠로의 뒤를 걸었다.</text:span></text:p>
              </text:list-item>
              <text:list-item>
                <text:p text:style-name="P128"><text:span text:style-name="T29">그 후 되돌아 보면, 미케가 항상의 위치에서 앉아 있다. / 내가 안고 올리는 걸 기다리고 있다.</text:span></text:p>
              </text:list-item>
            </text:list>
          </table:table-cell>
        </table:table-row>
      </table:table>
      <text:p text:style-name="P6"/>
      <text:list xml:id="list33550987" text:continue-list="list6730029632920105335" text:style-name="L84">
        <text:list-item>
          <text:p text:style-name="P127"><text:span text:style-name="T29">신변의 세들로한 것에 대해</text:span></text:p>
        </text:list-item>
      </text:list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0"/>
          </table:table-cell>
          <table:table-cell table:style-name="表107.B1" office:value-type="string">
            <text:list xml:id="list6214500487035002647" text:style-name="L86">
              <text:list-item>
                <text:p text:style-name="P86">물을 끓인다. 홍차 등을 만드는 데 사용한다. / 난로에 주전자를 올려 놓고, 불울 붙인 후, 자신의 방에 돌아간다. 비등을 기다린다.</text:p>
              </text:list-item>
              <text:list-item>
                <text:p text:style-name="P86">이 때, 타이머를 설정한다. / 타이머가 울리면, 이제 비등할 시간이 왔던 것이 알 수 있다.</text:p>
              </text:list-item>
              <text:list-item>
                <text:p text:style-name="P86">하지만, 나는 이 타이머를 독서 할 때도 사용한다. 그래서 가끔, 타이머가 울려도, 그냥 시간이 흘러갔다라는 생각뿐, 불을 끄는 걸 잊어 버린다.</text:p>
              </text:list-item>
            </text:list>
          </table:table-cell>
        </table:table-row>
      </table:table>
      <text:list xml:id="list33574084" text:continue-list="list33550987" text:style-name="L84">
        <text:list-item>
          <text:p text:style-name="P177"><text:span text:style-name="T13">muzyka i inny</text:span>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0"/>
          </table:table-cell>
          <table:table-cell table:style-name="表108.B1" office:value-type="string">
            <text:list xml:id="list5066198758408212219" text:style-name="L75">
              <text:list-item>
                <text:p text:style-name="P84">shaku : ćwiczyłem wysokie dźwięki. w drugiej oktawie.</text:p>
              </text:list-item>
              <text:list-item>
                <text:p text:style-name="P84">czytam teraz jedną książkę. ta chodzi o samą muzykę. tytuł tej w chińskiej wymowie to "yue-qi"</text:p>
              </text:list-item>
            </text:list>
          </table:table-cell>
        </table:table-row>
      </table:table>
      <text:list xml:id="list3095334204149763249" text:style-name="L76">
        <text:list-item>
          <text:p text:style-name="P12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19"/>
          </table:table-cell>
          <table:table-cell table:style-name="表109.B1" office:value-type="string">
            <text:p text:style-name="P3">كان يوم الاحد.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6">it was sun<text:span text:style-name="T31">day.</text:span></text:p>
            <text:p text:style-name="P6"><text:span text:style-name="T31">kyaan / yawm'l'axdi.</text:span>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3">ذهبت إلى الحديقة في المساء.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7">I went to the park in the evening.</text:p>
            <text:p text:style-name="P7">dzahaptu / iilaa'l'xdiyqati / fiy'l'masaaI</text:p>
          </table:table-cell>
        </table:table-row>
        <text:soft-page-break/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3">هناك قطتان في الحديقة.</text:p>
          </table:table-cell>
        </table:table-row>
        <table:table-row>
          <table:table-cell table:style-name="表109.A2" office:value-type="string">
            <text:p text:style-name="P19"/>
          </table:table-cell>
          <table:table-cell table:style-name="表109.B2" office:value-type="string">
            <text:p text:style-name="P7">there are two cats in the park.</text:p>
            <text:p text:style-name="P7">hunaaka / qut^ataani / *</text:p>
          </table:table-cell>
        </table:table-row>
      </table:table>
      <text:list xml:id="list2890016029117988613" text:style-name="L77">
        <text:list-item>
          <text:p text:style-name="P124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19"/>
          </table:table-cell>
          <table:table-cell table:style-name="表110.B1" office:value-type="string">
            <text:p text:style-name="P2">یکشنبه بود</text:p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7">it was sunday</text:p>
            <text:p text:style-name="P7">yekshanbe / buwt</text:p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2">تمام روز در اتاقم بودم.</text:p>
          </table:table-cell>
        </table:table-row>
        <table:table-row>
          <table:table-cell table:style-name="表110.A2" office:value-type="string">
            <text:p text:style-name="P19"/>
          </table:table-cell>
          <table:table-cell table:style-name="表110.B2" office:value-type="string">
            <text:p text:style-name="P7">I was in my room, all day.</text:p>
            <text:p text:style-name="P7">tamoom / ruwz / aotaagham[내 방 / buwdam[나는 ~이었다</text:p>
          </table:table-cell>
        </table:table-row>
      </table:table>
      <text:p text:style-name="P6"/>
      <text:list xml:id="list5814270316172017275" text:style-name="L78">
        <text:list-item>
          <text:p text:style-name="P104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19"/>
          </table:table-cell>
          <table:table-cell table:style-name="表111.B1" office:value-type="string">
            <text:p text:style-name="P2">у меня сильно болит талия.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7">my waist hurts badly.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2">я занимаюсь гимнасти'кой.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7">i do gymnastics.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2">вчера я кача'л нога'ми одну' за друго'й.</text:p>
          </table:table-cell>
        </table:table-row>
        <table:table-row>
          <table:table-cell table:style-name="表111.A2" office:value-type="string">
            <text:p text:style-name="P19"/>
          </table:table-cell>
          <table:table-cell table:style-name="表111.B2" office:value-type="string">
            <text:p text:style-name="P7">yesterday, i swung my legs, one by one.</text:p>
          </table:table-cell>
        </table:table-row>
      </table:table>
      <text:p text:style-name="P6"/>
      <text:p text:style-name="P6">//20210308_133249</text:p>
      <text:p text:style-name="P1"/>
      <text:p text:style-name="P26">@@@</text:p>
      <text:p text:style-name="P5">XXX=================</text:p>
      <text:p text:style-name="P25">myself/ diary / XXXX</text:p>
      <text:list xml:id="list33563219" text:continue-list="list33573452" text:style-name="L53">
        <text:list-item>
          <text:p text:style-name="P173"><text:soft-page-break/>먹이주기</text:p>
        </text:list-item>
      </text:list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0"/>
          </table:table-cell>
          <table:table-cell table:style-name="表112.B1" office:value-type="string">
            <text:p text:style-name="P6"/>
          </table:table-cell>
        </table:table-row>
      </table:table>
      <text:p text:style-name="P6"/>
      <text:list xml:id="list33557489" text:continue-numbering="true" text:style-name="L53">
        <text:list-item>
          <text:p text:style-name="P72">신변의 세들로한 것에 대해</text:p>
        </text:list-item>
      </text:list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0"/>
          </table:table-cell>
          <table:table-cell table:style-name="表113.B1" office:value-type="string">
            <text:p text:style-name="P6"/>
          </table:table-cell>
        </table:table-row>
      </table:table>
      <text:list xml:id="list33557367" text:continue-numbering="true" text:style-name="L53">
        <text:list-item>
          <text:p text:style-name="P157">muzyka</text:p>
        </text:list-item>
      </text:list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0"/>
          </table:table-cell>
          <table:table-cell table:style-name="表114.B1" office:value-type="string">
            <text:list xml:id="list5924626556879223329" text:style-name="L87">
              <text:list-item>
                <text:p text:style-name="P87"/>
              </text:list-item>
            </text:list>
          </table:table-cell>
        </table:table-row>
      </table:table>
      <text:list xml:id="list3041112151305086870" text:style-name="L88">
        <text:list-item>
          <text:p text:style-name="P13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19"/>
          </table:table-cell>
          <table:table-cell table:style-name="表115.B1" office:value-type="string">
            <text:p text:style-name="P3">aaa</text:p>
          </table:table-cell>
        </table:table-row>
        <table:table-row>
          <table:table-cell table:style-name="表115.A2" office:value-type="string">
            <text:p text:style-name="P19"/>
          </table:table-cell>
          <table:table-cell table:style-name="表115.B2" office:value-type="string">
            <text:p text:style-name="P6"/>
          </table:table-cell>
        </table:table-row>
        <table:table-row>
          <table:table-cell table:style-name="表115.A2" office:value-type="string">
            <text:p text:style-name="P19"/>
          </table:table-cell>
          <table:table-cell table:style-name="表115.B2" office:value-type="string">
            <text:p text:style-name="P3">aaa</text:p>
          </table:table-cell>
        </table:table-row>
        <table:table-row>
          <table:table-cell table:style-name="表115.A2" office:value-type="string">
            <text:p text:style-name="P19"/>
          </table:table-cell>
          <table:table-cell table:style-name="表115.B2" office:value-type="string">
            <text:p text:style-name="P7"/>
          </table:table-cell>
        </table:table-row>
      </table:table>
      <text:list xml:id="list6648144926097083005" text:style-name="L89">
        <text:list-item>
          <text:p text:style-name="P131"><text:span text:style-name="T8">در مورد تحقیق </text:span><text:span text:style-name="T9">### daar[about / moored[case / txqiyq[research</text:span></text:p>
        </text:list-item>
      </text:list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19"/>
          </table:table-cell>
          <table:table-cell table:style-name="表116.B1" office:value-type="string">
            <text:p text:style-name="P2">aaa</text:p>
          </table:table-cell>
        </table:table-row>
        <table:table-row>
          <table:table-cell table:style-name="表116.A2" office:value-type="string">
            <text:p text:style-name="P19"/>
          </table:table-cell>
          <table:table-cell table:style-name="表116.B2" office:value-type="string">
            <text:p text:style-name="P7"/>
          </table:table-cell>
        </table:table-row>
        <table:table-row>
          <table:table-cell table:style-name="表116.A2" office:value-type="string">
            <text:p text:style-name="P19"/>
          </table:table-cell>
          <table:table-cell table:style-name="表116.B2" office:value-type="string">
            <text:p text:style-name="P2">aaa</text:p>
          </table:table-cell>
        </table:table-row>
        <table:table-row>
          <table:table-cell table:style-name="表116.A2" office:value-type="string">
            <text:p text:style-name="P19"/>
          </table:table-cell>
          <table:table-cell table:style-name="表116.B2" office:value-type="string">
            <text:p text:style-name="P7"/>
          </table:table-cell>
        </table:table-row>
      </table:table>
      <text:p text:style-name="P6"/>
      <text:list xml:id="list4755560346638061218" text:style-name="L90">
        <text:list-item>
          <text:p text:style-name="P107">вокруг меня</text:p>
        </text:list-item>
      </text:list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19"/>
          </table:table-cell>
          <table:table-cell table:style-name="表117.B1" office:value-type="string">
            <text:p text:style-name="P2">aaa</text:p>
          </table:table-cell>
        </table:table-row>
        <table:table-row>
          <table:table-cell table:style-name="表117.A2" office:value-type="string">
            <text:p text:style-name="P19"/>
          </table:table-cell>
          <table:table-cell table:style-name="表117.B2" office:value-type="string">
            <text:p text:style-name="P7"/>
          </table:table-cell>
        </table:table-row>
        <table:table-row>
          <table:table-cell table:style-name="表117.A2" office:value-type="string">
            <text:p text:style-name="P19"/>
          </table:table-cell>
          <table:table-cell table:style-name="表117.B2" office:value-type="string">
            <text:p text:style-name="P2">aaa</text:p>
          </table:table-cell>
        </table:table-row>
        <table:table-row>
          <table:table-cell table:style-name="表117.A2" office:value-type="string">
            <text:p text:style-name="P19"/>
          </table:table-cell>
          <table:table-cell table:style-name="表117.B2" office:value-type="string">
            <text:p text:style-name="P7"/>
          </table:table-cell>
        </table:table-row>
      </table:table>
      <text:p text:style-name="P6"/>
      <text:p text:style-name="P6"><text:soft-page-break/>//</text:p>
      <text:p text:style-name="P1"/>
      <text:p text:style-name="P1"/>
      <text:p text:style-name="P9">-------------------- TEMPLATE 20210209_091706</text:p>
      <text:p text:style-name="P5">XXX=================</text:p>
      <text:p text:style-name="P25">myself/ diary / XXXX</text:p>
      <text:list xml:id="list33564213" text:continue-list="list33557367" text:style-name="L53">
        <text:list-item>
          <text:p text:style-name="P173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0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3545924" text:continue-numbering="true" text:style-name="L53">
        <text:list-item>
          <text:p text:style-name="P72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0"/>
          </table:table-cell>
          <table:table-cell table:style-name="表9.B1" office:value-type="string">
            <text:p text:style-name="P6"/>
          </table:table-cell>
        </table:table-row>
      </table:table>
      <text:list xml:id="list33545393" text:continue-numbering="true" text:style-name="L53">
        <text:list-item>
          <text:p text:style-name="P157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/>
          </table:table-cell>
          <table:table-cell table:style-name="表10.B1" office:value-type="string">
            <text:list xml:id="list1955761342001838769" text:style-name="L79">
              <text:list-item>
                <text:p text:style-name="P85"/>
              </text:list-item>
            </text:list>
          </table:table-cell>
        </table:table-row>
      </table:table>
      <text:list xml:id="list5610320242353905111" text:style-name="L80">
        <text:list-item>
          <text:p text:style-name="P125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9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7"/>
          </table:table-cell>
        </table:table-row>
      </table:table>
      <text:list xml:id="list4372574908668299928" text:style-name="L81">
        <text:list-item>
          <text:p text:style-name="P126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9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6111656020706367836" text:style-name="L82">
        <text:list-item>
          <text:p text:style-name="P105">вокруг меня</text:p>
        </text:list-item>
      </text:list>
      <table:table table:name="表77" table:style-name="表77">
        <table:table-column table:style-name="表77.A"/>
        <table:table-column table:style-name="表77.B"/>
        <text:soft-page-break/>
        <table:table-row>
          <table:table-cell table:style-name="表77.A1" office:value-type="string">
            <text:p text:style-name="P19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3">myself/ diary / XXXX</text:p>
      <text:list xml:id="list33547857" text:continue-list="list5704114721057952100" text:style-name="L1">
        <text:list-item>
          <text:p text:style-name="P139"><text:span text:style-name="T28">먹이주기 </text:span><text:span text:style-name="T27">: </text:span><text:span text:style-name="T28">돈 </text:span><text:span text:style-name="T27">~ / </text:span><text:span text:style-name="T28">류 </text:span><text:span text:style-name="T27">~ / </text:span><text:span text:style-name="T28">두 마리 </text:span><text:span text:style-name="T27">+</text:span></text:p>
        </text:list-item>
        <text:list-item>
          <text:p text:style-name="P140">신변의 세들로한 것에 대해</text:p>
        </text:list-item>
        <text:list-item>
          <text:p text:style-name="P139"><text:span text:style-name="T27">питье'[-yoo:</text:span><text:span text:style-name="T28">마신다 </text:span><text:span text:style-name="T27">алкого'ля</text:span></text:p>
        </text:list-item>
        <text:list-item>
          <text:p text:style-name="P142">muzyka</text:p>
        </text:list-item>
        <text:list-item>
          <text:p text:style-name="P143"><text:span text:style-name="T21">عن الله</text:span><text:span text:style-name="T22">. ### AAn'laa[</text:span><text:span text:style-name="T23">신에</text:span><text:span text:style-name="T22">-</text:span><text:span text:style-name="T23">대해</text:span></text:p>
        </text:list-item>
        <text:list-item>
          <text:p text:style-name="P139"><text:span text:style-name="T24">عن الأشياء الصغيرة من حولي</text:span><text:span text:style-name="T26">. </text:span><text:span text:style-name="T27">### AAn'il'ashiyaaI[</text:span><text:span text:style-name="T28">사물에</text:span><text:span text:style-name="T27">-</text:span><text:span text:style-name="T28">대해 </text:span><text:span text:style-name="T27">/ 's^aghiyyati[</text:span><text:span text:style-name="T28">작은 </text:span><text:span text:style-name="T27">/ min-xawliy[</text:span><text:span text:style-name="T28">내</text:span><text:span text:style-name="T27">-</text:span><text:span text:style-name="T28">주위</text:span></text:p>
        </text:list-item>
        <text:list-item>
          <text:p text:style-name="P143"><text:span text:style-name="T21">در مورد تحقیق </text:span><text:span text:style-name="T22">### daar[about / moored[case / txqiyq[research</text:span></text:p>
        </text:list-item>
        <text:list-item>
          <text:p text:style-name="P141"><text:span text:style-name="T25">धर्म के। </text:span><text:span text:style-name="T27">### dharm[</text:span><text:span text:style-name="T28">종교 </text:span><text:span text:style-name="T27">/ ke[</text:span><text:span text:style-name="T28">의 </text:span><text:span text:style-name="T27">\\\ about religion</text:span></text:p>
        </text:list-item>
        <text:list-item>
          <text:p text:style-name="P144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8">四囲</text:span></text:a><text:a xlink:type="simple" xlink:href="http://xn--wbsyb.jp/" office:target-frame-name="_blank" xlink:show="new" text:style-name="Internet_20_link" text:visited-style-name="Visited_20_Internet_20_Link"><text:span text:style-name="T17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5109231976931510112" text:style-name="L83">
        <text:list-item>
          <text:p text:style-name="P106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><text:soft-page-break/></text:p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19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8T13:33:26</dc:date>
    <dc:creator>iwabuchi ken</dc:creator>
    <meta:editing-duration>P1DT46M22S</meta:editing-duration>
    <meta:editing-cycles>69</meta:editing-cycles>
    <meta:generator>OpenOffice/4.1.3$Win32 OpenOffice.org_project/413m1$Build-9783</meta:generator>
    <meta:document-statistic meta:table-count="117" meta:image-count="0" meta:object-count="0" meta:page-count="39" meta:paragraph-count="609" meta:word-count="7559" meta:character-count="23546"/>
  </office:meta>
</office:document-meta>
</file>